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6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7];[$dropdowns.A:.C];2;0)" office:value-type="float" office:value="10" calcext:value-type="float">
            <text:p>10</text:p>
          </table:table-cell>
          <table:table-cell table:formula="of:=VLOOKUP([.L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2];[$dropdowns.A:.C];2;0)" office:value-type="float" office:value="10" calcext:value-type="float">
            <text:p>10</text:p>
          </table:table-cell>
          <table:table-cell table:formula="of:=VLOOKUP([.L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J141:items.K144 items.K138:items.K140 items.K120:items.K136 items.J2:items.J8 items.G9:items.J9 items.G26:items.J30 items.J15:items.J25 items.J31:items.J45 items.G55:items.J56 items.J47:items.J54 items.G59:items.J60 items.J57:items.J58 items.J61:items.J140 items.G72:items.I73 items.G65:items.I67 items.G62:items.I63 items.K2:items.K118 items.D1:items.E144 items.G15:items.G15 items.G17:items.G17 items.G11:items.J14 items.G10:items.G10 items.J10:items.J10 items.I46:items.J46 items.G43:items.H46 items.G41:items.G44 items.I45:items.I4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6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mix01</text:p>
          </table:table-cell>
          <table:table-cell table:style-name="ce45" office:value-type="string" calcext:value-type="string">
            <text:p>mix02</text:p>
          </table:table-cell>
          <table:table-cell table:style-name="ce45" office:value-type="string" calcext:value-type="string">
            <text:p>mix03</text:p>
          </table:table-cell>
          <table:table-cell table:style-name="ce45" office:value-type="string" calcext:value-type="string">
            <text:p>mix04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11" table:style-name="ce495" office:value-type="string" calcext:value-type="string">
            <text:p>BB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1" office:value-type="string" calcext:value-type="string">
            <text:p>02</text:p>
          </table:table-cell>
          <table:table-cell table:number-columns-repeated="9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13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11" table:style-name="ce496" office:value-type="string" calcext:value-type="string">
            <text:p>BC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453" office:value-type="string" calcext:value-type="string">
            <text:p>04</text:p>
          </table:table-cell>
          <table:table-cell table:number-columns-repeated="9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13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68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2:colours.XFD1048576 colours.AP134:colours.AP161 colours.B91:colours.O91 colours.A162:colours.AG1048576 colours.C21:colours.O90 colours.C92:colours.O105 colours.C146:colours.AG159 colours.B160:colours.AG161 colours.AJ135:colours.AO160 colours.B105:colours.B108 colours.AI134:colours.AO134 colours.BE21:colours.BH21 colours.BJ21:colours.XFD21 colours.AQ134:colours.AR134 colours.AW21:colours.BD22 colours.BE22:colours.XFD22 colours.CY117:colours.XFD119 colours.AH146:colours.AH1048576 colours.AI161:colours.AO161 colours.AJ67:colours.AP109 colours.C117:colours.AH145 colours.AJ118:colours.AP133 colours.AJ111:colours.AP113 colours.AQ161:colours.AS161 colours.AI110:colours.AS110 colours.AI117:colours.AS117 colours.DC120:colours.XFD161 colours.AW67:colours.DB109 colours.AW118:colours.CX160 colours.AW111:colours.DB113 colours.AV110:colours.DB110 colours.AV117:colours.CX117 colours.DC23:colours.XFD116 colours.AV115:colours.DB116 colours.AV161:colours.DB161 colours.CY120:colours.DB160 colours.AT114:colours.DB114 colours.C106:colours.AH115 colours.AI114:colours.AS115 colours.C116:colours.AU116 colours.AJ47:colours.AP65 colours.AW47:colours.DB65 colours.AI66:colours.DB66 colours.AJ21:colours.AP43 colours.AW23:colours.DB43 colours.AI44:colours.DB44 colours.A21:colours.A55 colours.AJ45:colours.AP45 colours.AW45:colours.DB45 colours.P22:colours.Q105 colours.R21:colours.AH105 colours.AI46:colours.DB46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5:colours.AP160 colours.AP118:colours.AP133 colours.AK22:colours.AP22 colours.AP111:colours.AP113 colours.AK135:colours.AL160 colours.AK118:colours.AL133 colours.AK67:colours.AL109 colours.AP67:colours.AP109 colours.AK111:colours.AL113 colours.AM24:colours.AO24 colours.AM26:colours.AO26 colours.AM28:colours.AO28 colours.AM30:colours.AO30 colours.AM32:colours.AO32 colours.AM34:colours.AO34 colours.AM36:colours.AO36 colours.AM38:colours.AO38 colours.AM40:colours.AO40 colours.AM42:colours.AO42 colours.AK45:colours.AP45 colours.AM48:colours.AO48 colours.AM50:colours.AO50 colours.AM52:colours.AO52 colours.AM54:colours.AO54 colours.AM56:colours.AO56 colours.AM58:colours.AO58 colours.AM60:colours.AO60 colours.AM62:colours.AO62 colours.AM64:colours.AO64 colours.AM67:colours.AO67 colours.AM69:colours.AO69 colours.AM71:colours.AO71 colours.AM73:colours.AO73 colours.AM75:colours.AO75 colours.AM77:colours.AO77 colours.AM79:colours.AO79 colours.AM81:colours.AO81 colours.AM83:colours.AO83 colours.AM85:colours.AO85 colours.AM87:colours.AO87 colours.AM89:colours.AO89 colours.AM91:colours.AO91 colours.AM93:colours.AO93 colours.AM95:colours.AO95 colours.AM97:colours.AO97 colours.AM99:colours.AO99 colours.AM101:colours.AO101 colours.AM103:colours.AO103 colours.AM105:colours.AO105 colours.AM107:colours.AO107 colours.AM109:colours.AO109 colours.AM111:colours.AO111 colours.AM113:colours.AO113 colours.AM117:colours.AO117 colours.AM119:colours.AO119 colours.AM121:colours.AO121 colours.AM123:colours.AO123 colours.AM125:colours.AO125 colours.AM127:colours.AO127 colours.AM129:colours.AO129 colours.AM131:colours.AO131 colours.AM133:colours.AO133 colours.AM135:colours.AO135 colours.AM137:colours.AO137 colours.AM139:colours.AO139 colours.AM141:colours.AO141 colours.AM143:colours.AO143 colours.AM145:colours.AO145 colours.AM147:colours.AO147 colours.AM149:colours.AO149 colours.AM151:colours.AO151 colours.AM153:colours.AO153 colours.AM155:colours.AO155 colours.AM157:colours.AO157 colours.AM159:colours.AO159 colours.AM161:colours.AO161 colours.AK47:colours.AL65 colours.AP47:colours.AP65 colours.AK23:colours.AL43 colours.AP23:colours.AP43">
            <calcext:condition calcext:apply-style-name="ConditionalStyle_10" calcext:value="&gt;0" calcext:base-cell-address="colours.AK22"/>
          </calcext:conditional-format>
          <calcext:conditional-format calcext:target-range-address="colours.AI135:colours.AI160 colours.AQ135:colours.AR160 colours.AI118:colours.AI133 colours.AQ118:colours.AR133 colours.AI67:colours.AI109 colours.AQ67:colours.AR109 colours.AI111:colours.AI113 colours.AQ111:colours.AR113 colours.AI47:colours.AI65 colours.AQ47:colours.AR65 colours.AI21:colours.AI43 colours.AQ21:colours.AR43 colours.AI45:colours.AI45 colours.AQ45:colours.AR45">
            <calcext:condition calcext:apply-style-name="ConditionalStyle_10" calcext:value="&gt;0" calcext:base-cell-address="colours.AI21"/>
          </calcext:conditional-format>
          <calcext:conditional-format calcext:target-range-address="colours.A56:colours.A161">
            <calcext:condition calcext:apply-style-name="ConditionalStyle_10" calcext:value="&gt;0" calcext:base-cell-address="colours.A56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7:colours.BI47 colours.BI49:colours.BI49 colours.BI51:colours.BI51 colours.BI53:colours.BI53 colours.BI55:colours.BI55 colours.BI57:colours.BI57">
            <calcext:condition calcext:apply-style-name="ConditionalStyle_10" calcext:value="&gt;0" calcext:base-cell-address="colours.BI21"/>
          </calcext:conditional-format>
          <calcext:conditional-format calcext:target-range-address="colours.AV118:colours.AV160 colours.AS67:colours.AV109 colours.AV111:colours.AV113 colours.AS118:colours.AS160 colours.AS111:colours.AS113 colours.AT117:colours.AU161 colours.AT110:colours.AU113 colours.AT115:colours.AU115 colours.AS47:colours.AV65 colours.AS21:colours.AV43 colours.AS45:colours.AV45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bravo" calcext:value-type="string">
            <text:p>bravo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bravo" calcext:value-type="string">
            <text:p>bravo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bravo" calcext:value-type="string">
            <text:p>bravo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bravo" calcext:value-type="string">
            <text:p>bravo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bravo" calcext:value-type="string">
            <text:p>bravo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bravo" calcext:value-type="string">
            <text:p>bravo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bravo" calcext:value-type="string">
            <text:p>bravo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bravo" calcext:value-type="string">
            <text:p>bravo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4" table:display-filter-buttons="true">
          <table:filter>
            <table:filter-and>
              <table:filter-condition table:value="{'roofs':{'conditions':['variant','norm_only','remap','4choices','old_colours']},'signs':{'conditions':['variant','single','remap','single_climate']}}" table:operator="=" table:field-number="8">
                <table:filter-set-item table:value="{'roofs':{'conditions':['variant','norm_only','remap','4choices','old_colours']},'signs':{'conditions':['variant','single','remap','single_climate']}}"/>
                <table:filter-set-item table:value="{'signs':{'conditions':['4choices','variant','single','single_climate']}}"/>
              </table:filter-condition>
            </table:filter-and>
          </table:filter>
        </table:database-range>
        <table:database-range table:name="__Anonymous_Sheet_DB__1" table:target-range-address="colours.A1:colours.DB16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4:42:21.982101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05T15:05:50.419541195</dc:date>
    <meta:editing-cycles>1214</meta:editing-cycles>
    <meta:editing-duration>P120DT12H16M16S</meta:editing-duration>
    <meta:generator>LibreOffice/25.2.5.2$Linux_X86_64 LibreOffice_project/520$Build-2</meta:generator>
    <meta:document-statistic meta:table-count="8" meta:cell-count="22829" meta:object-count="0"/>
    <meta:user-defined meta:name="AppVersion">15.0000</meta:user-defined>
  </office:meta>
</office:document-meta>
</file>